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xml:id="id1" draw:id="id1" draw:layer="layout" svg:width="5.4cm" svg:height="3.8cm" svg:x="12.2cm" svg:y="18.8cm">
          <text:p text:style-name="P1">mb:record</text:p>
        </draw:ellipse>
        <draw:custom-shape draw:style-name="gr2" draw:text-style-name="P1" xml:id="id2" draw:id="id2" draw:layer="layout" svg:width="4.2cm" svg:height="2.4cm" svg:x="1.2cm" svg:y="1.2cm">
          <text:p text:style-name="P1">xsd: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18.8cm" svg:x2="3.3cm" svg:y2="3.6cm" draw:start-shape="id1" draw:start-glue-point="0" draw:end-shape="id2" draw:end-glue-point="2" svg:d="m14900 18800-11600-15200">
          <text:p/>
        </draw:connector>
        <draw:frame draw:style-name="gr4" draw:layer="layout" svg:width="5.328cm" svg:height="0.963cm" svg:x="4.172cm" svg:y="4.8cm">
          <draw:text-box>
            <text:p>mb:from_species</text:p>
          </draw:text-box>
        </draw:frame>
        <draw:custom-shape draw:style-name="gr2" draw:text-style-name="P1" xml:id="id3" draw:id="id3" draw:layer="layout" svg:width="4.2cm" svg:height="2.4cm" svg:x="7.5cm" svg:y="1.2cm">
          <text:p text:style-name="P1">xsd:flo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18.8cm" svg:x2="9.6cm" svg:y2="3.6cm" draw:start-shape="id1" draw:start-glue-point="0" draw:end-shape="id3" draw:end-glue-point="2" svg:d="m14900 18800-5300-15200">
          <text:p/>
        </draw:connector>
        <draw:frame draw:style-name="gr4" draw:layer="layout" svg:width="4.447cm" svg:height="0.963cm" svg:x="9.9cm" svg:y="4.137cm">
          <draw:text-box>
            <text:p>mb:has_mass</text:p>
          </draw:text-box>
        </draw:frame>
        <draw:custom-shape draw:style-name="gr2" draw:text-style-name="P1" xml:id="id4" draw:id="id4" draw:layer="layout" svg:width="4.2cm" svg:height="2.4cm" svg:x="0cm" svg:y="6.9cm">
          <text:p text:style-name="P1">xsd: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2cm" svg:y1="20.7cm" svg:x2="4.2cm" svg:y2="8.1cm" draw:start-shape="id1" draw:start-glue-point="3" draw:end-shape="id4" draw:end-glue-point="1" svg:d="m12200 20700-8000-12600">
          <text:p/>
        </draw:connector>
        <draw:frame draw:style-name="gr4" draw:layer="layout" svg:width="3.072cm" svg:height="0.963cm" svg:x="4.428cm" svg:y="6.7cm">
          <draw:text-box>
            <text:p>rdfs:label</text:p>
          </draw:text-box>
        </draw:frame>
        <draw:custom-shape draw:style-name="gr2" draw:text-style-name="P1" xml:id="id5" draw:id="id5" draw:layer="layout" svg:width="4.2cm" svg:height="2.4cm" svg:x="0.4cm" svg:y="10.9cm">
          <text:p text:style-name="P1">xsd: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2cm" svg:y1="20.7cm" svg:x2="4.6cm" svg:y2="12.1cm" draw:start-shape="id1" draw:start-glue-point="3" draw:end-shape="id5" draw:end-glue-point="1" svg:d="m12200 20700-7600-8600">
          <text:p/>
        </draw:connector>
        <draw:frame draw:style-name="gr4" draw:layer="layout" svg:width="5.044cm" svg:height="0.963cm" svg:x="0.656cm" svg:y="9.637cm">
          <draw:text-box>
            <text:p>mb:has_formula</text:p>
          </draw:text-box>
        </draw:frame>
        <draw:custom-shape draw:style-name="gr2" draw:text-style-name="P1" xml:id="id6" draw:id="id6" draw:layer="layout" svg:width="4.2cm" svg:height="2.4cm" svg:x="19.5cm" svg:y="1.4cm">
          <text:p text:style-name="P1">xsd: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18.8cm" svg:x2="21.6cm" svg:y2="3.8cm" draw:start-shape="id1" draw:start-glue-point="0" draw:end-shape="id6" draw:end-glue-point="2" svg:d="m14900 18800 6700-15000">
          <text:p/>
        </draw:connector>
        <draw:frame draw:style-name="gr5" draw:layer="layout" svg:width="4.727cm" svg:height="0.963cm" svg:x="16.7cm" svg:y="4.637cm">
          <draw:text-box>
            <text:p>mb:has_smiles</text:p>
          </draw:text-box>
        </draw:frame>
        <draw:custom-shape draw:style-name="gr2" draw:text-style-name="P1" xml:id="id7" draw:id="id7" draw:layer="layout" svg:width="4.2cm" svg:height="2.4cm" svg:x="24.5cm" svg:y="11.9cm">
          <text:p text:style-name="P1">xsd: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6cm" svg:y1="20.7cm" svg:x2="24.5cm" svg:y2="13.1cm" draw:start-shape="id1" draw:start-glue-point="1" draw:end-shape="id7" draw:end-glue-point="3" svg:d="m17600 20700 6900-7600">
          <text:p/>
        </draw:connector>
        <draw:frame draw:style-name="gr6" draw:layer="layout" svg:width="4.519cm" svg:height="0.963cm" svg:x="23.281cm" svg:y="14.537cm">
          <draw:text-box>
            <text:p>mb:instrument</text:p>
          </draw:text-box>
        </draw:frame>
        <draw:frame draw:style-name="gr4" draw:layer="layout" svg:width="3.948cm" svg:height="0.963cm" svg:x="22.952cm" svg:y="8.537cm">
          <draw:text-box>
            <text:p><text:span text:style-name="T1">mb:ms_type</text:span></text:p>
          </draw:text-box>
        </draw:frame>
        <draw:custom-shape draw:style-name="gr2" draw:text-style-name="P1" xml:id="id8" draw:id="id8" draw:layer="layout" svg:width="4.2cm" svg:height="2.4cm" svg:x="23.9cm" svg:y="5.5cm">
          <text:p text:style-name="P1">xsd: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6cm" svg:y1="20.7cm" svg:x2="23.9cm" svg:y2="6.7cm" draw:start-shape="id1" draw:start-glue-point="1" draw:end-shape="id8" draw:end-glue-point="3" svg:d="m17600 20700 6300-14000">
          <text:p/>
        </draw:connector>
        <draw:custom-shape draw:style-name="gr2" draw:text-style-name="P1" xml:id="id9" draw:id="id9" draw:layer="layout" svg:width="4.2cm" svg:height="2.4cm" svg:x="2.6cm" svg:y="15.1cm">
          <text:p text:style-name="P1">xsd:str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2cm" svg:y1="20.7cm" svg:x2="4.7cm" svg:y2="15.1cm" draw:start-shape="id1" draw:start-glue-point="3" draw:end-shape="id9" draw:end-glue-point="0" svg:d="m12200 20700-7500-5600">
          <text:p/>
        </draw:connector>
        <draw:frame draw:style-name="gr4" draw:layer="layout" svg:width="4.337cm" svg:height="0.963cm" svg:x="0.563cm" svg:y="13.7cm">
          <draw:text-box>
            <text:p>mb:ion_mode</text:p>
          </draw:text-box>
        </draw:frame>
        <draw:custom-shape draw:style-name="gr2" draw:text-style-name="P1" xml:id="id10" draw:id="id10" draw:layer="layout" svg:width="4.2cm" svg:height="2.4cm" svg:x="25.3cm" svg:y="18.6cm">
          <text:p text:style-name="P1">xsd:flo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9cm" svg:y1="22.6cm" svg:x2="27.4cm" svg:y2="18.6cm" draw:start-shape="id1" draw:start-glue-point="2" draw:end-shape="id10" draw:end-glue-point="0" svg:d="m14900 22600 12500-4000">
          <text:p/>
        </draw:connector>
        <draw:frame draw:style-name="gr4" draw:layer="layout" svg:width="4.304cm" svg:height="0.963cm" svg:x="22.3cm" svg:y="21.337cm">
          <draw:text-box>
            <text:p>mb:has_peak</text:p>
          </draw:text-box>
        </draw:frame>
        <draw:connector draw:style-name="gr3" draw:text-style-name="P1" draw:layer="layout" draw:type="line" svg:x1="14.9cm" svg:y1="22.6cm" svg:x2="22.9cm" svg:y2="26.895cm" draw:start-shape="id1" draw:start-glue-point="2" draw:end-shape="id11" draw:end-glue-point="3" svg:d="m14900 22600 8000 4295">
          <text:p/>
        </draw:connector>
        <draw:g xml:id="id11" draw:id="id11">
          <draw:ellipse draw:style-name="gr7" draw:text-style-name="P1" draw:layer="layout" svg:width="6.8cm" svg:height="4.79cm" svg:x="22.9cm" svg:y="24.5cm">
            <text:p/>
          </draw:ellipse>
          <draw:ellipse draw:style-name="gr1" draw:text-style-name="P1" draw:layer="layout" svg:width="5.4cm" svg:height="3.8cm" svg:x="23.6cm" svg:y="25cm">
            <text:p text:style-name="P1">CHEBI</text:p>
          </draw:ellipse>
        </draw:g>
        <draw:g xml:id="id12" draw:id="id12">
          <draw:ellipse draw:style-name="gr7" draw:text-style-name="P1" draw:layer="layout" svg:width="6.8cm" svg:height="4.79cm" svg:x="1.1cm" svg:y="25.6cm">
            <text:p/>
          </draw:ellipse>
          <draw:ellipse draw:style-name="gr1" draw:text-style-name="P1" draw:layer="layout" svg:width="5.4cm" svg:height="3.8cm" svg:x="1.8cm" svg:y="26.1cm">
            <text:p text:style-name="P1">Metabolights</text:p>
          </draw:ellipse>
        </draw:g>
        <draw:connector draw:style-name="gr3" draw:text-style-name="P1" draw:layer="layout" draw:type="line" svg:x1="14.9cm" svg:y1="22.6cm" svg:x2="4.5cm" svg:y2="25.6cm" draw:start-shape="id1" draw:start-glue-point="2" draw:end-shape="id12" draw:end-glue-point="0" svg:d="m14900 22600-10400 3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size="12pt" style:font-size-asian="12pt" style:font-size-complex="12pt"/>
    </style:style>
  </office:styles>
  <office:automatic-styles>
    <style:page-layout style:name="PM0">
      <style:page-layout-properties fo:margin-top="1cm" fo:margin-bottom="1cm" fo:margin-left="1cm" fo:margin-right="1cm" fo:page-width="30.9cm" fo:page-height="3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2T17:19:51.67</meta:creation-date>
    <dc:date>2014-06-03T03:00:46.13</dc:date>
    <meta:editing-duration>PT4H17M16S</meta:editing-duration>
    <meta:editing-cycles>3</meta:editing-cycles>
    <meta:generator>OpenOffice.org/3.4.1$Win32 OpenOffice.org_project/341m1$Build-9593</meta:generator>
    <meta:document-statistic meta:object-count="36"/>
  </office:meta>
</office:document-meta>
</file>